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4818*"/>
    </style:style>
    <style:style style:name="表29.B" style:family="table-column">
      <style:table-column-properties style:column-width="8.502cm" style:rel-column-width="4820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64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8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4510696" text:id="ct1745106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18570808072889232" text:style-name="L1">
        <text:list-item>
          <text:p text:style-name="P24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 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 מֵאִמְרֵי-פִי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7</text:p>
            <text:p text:style-name="P15">ז <text:s/>רֵאשִׁית חָכְמָה, קְנֵה חָכְמָה; <text:s text:c="3"/>וּבְכָל-קִנְיָנְךָ, <text:soft-page-break/>קְנֵה בִינָ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</table:table-cell>
        </table:table-row>
        <table:table-row table:style-name="表29.64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><text:soft-page-break/></text:p>
      <text:p text:style-name="P17"/>
      <text:p text:style-name="P17"/>
      <text:p text:style-name="P1">------------------------------------------------------------ TEMPLATE<text:change text:change-id="ct174510696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><text:soft-page-break/></text:p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8603563207650442107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ext:soft-page-break/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02T10:59:37.43</dc:date>
    <dc:creator>iwabuchi ken</dc:creator>
    <meta:editing-duration>P5DT12H59S</meta:editing-duration>
    <meta:editing-cycles>337</meta:editing-cycles>
    <meta:generator>OpenOffice/4.1.3$Win32 OpenOffice.org_project/413m1$Build-9783</meta:generator>
    <meta:document-statistic meta:table-count="9" meta:image-count="0" meta:object-count="0" meta:page-count="14" meta:paragraph-count="310" meta:word-count="1665" meta:character-count="8300"/>
  </office:meta>
</office:document-meta>
</file>